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 fo:font-size="10pt"/>
    </style:style>
    <style:style style:name="T2" style:family="text">
      <style:text-properties fo:color="#00ff00" style:font-name="Arial" fo:font-size="10pt"/>
    </style:style>
    <style:style style:name="T3" style:family="text">
      <style:text-properties fo:color="#ff0000" style:font-name="Arial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e de diffusion en black copy !!!! </text:p>
      <text:p text:style-name="Standard">yoann.forges@live.fr &lt;<text:a xlink:type="simple" xlink:href="mailto:yoann.forges@live.fr">yoann.forges@live.fr</text:a>&gt;; fxguillois@gmail.com &lt;fxguillois@gmail.com&gt;; gsaxel@gmail.com &lt;gsaxel@gmail.com&gt;; pub.pires@gmail.com &lt;pub.pires@gmail.com&gt;; j.belaval@free.fr &lt;j.belaval@free.fr&gt;; Nicolas Ramirez &lt;nicolas.ramirez936@orange.fr&gt;; alice.hermann@free.fr &lt;alice.hermann@free.fr&gt;; bouh23@gmail.com &lt;bouh23@gmail.com&gt;; vincent.gabela@socgen.com &lt;vincent.gabela@socgen.com&gt;; clovissimonet@hotmail.fr &lt;clovissimonet@hotmail.fr&gt;; Marina Celeste &lt;<text:a xlink:type="simple" xlink:href="mailto:marina.celeste@hotmail.fr">marina.celeste@hotmail.fr</text:a>&gt;;paulo pereira &lt;<text:a xlink:type="simple" xlink:href="mailto:pereira31000@gmail.com">pereira31000@gmail.com</text:a>&gt;;tom lavayssiere &lt;master-pc.47@hotmail.fr&gt;;Guillaume gécé &lt;<text:a xlink:type="simple" xlink:href="mailto:gecebd@gmail.com">gecebd@gmail.com</text:a>&gt;;yoann.forges@live.fr &lt;<text:a xlink:type="simple" xlink:href="mailto:yoann.forges@live.fr">yoann.forges@live.fr</text:a>&gt;; didier.freismuth@laposte.net ; romain.da.nascimento@gmail.com;antoine.delesalle1@voila.fr &lt;<text:a xlink:type="simple" xlink:href="mailto:antoine.delesalle1@voila.fr">antoine.delesalle1@voila.fr</text:a>&gt;;derfel45@gmail.com; Fabrice Carrega &lt;fabrice.carrega@arizuka.com&gt;;borgesjere@hotmail.com &lt;<text:a xlink:type="simple" xlink:href="mailto:borgesjere@hotmail.com">borgesjere@hotmail.com</text:a>&gt;; trigolau1001@yahoo.fr ;<text:a xlink:type="simple" xlink:href="mailto:massseke@gmail.com">massseke@gmail.com</text:a>; </text:p>
      <text:p text:style-name="Standard">vinsmay-ecommerce@yahoo.fr ;tendretoile@neuf.fr &lt;<text:a xlink:type="simple" xlink:href="mailto:tendretoile@neuf.fr">tendretoile@neuf.fr</text:a>&gt;;</text:p>
      <text:p text:style-name="Standard">paul.honore@gmail.com &lt;<text:a xlink:type="simple" xlink:href="mailto:paul.honore@gmail.com">paul.honore@gmail.com</text:a>&gt;;</text:p>
      <text:p text:style-name="Standard">marie.poubelle@gmail.com &lt;marie.poubelle@gmail.com&gt;</text:p>
      <text:p text:style-name="Standard"/>
      <text:p text:style-name="P2">Contact intéressé par collaboration :</text:p>
      <text:p text:style-name="Standard"/>
      <text:p text:style-name="P1">tom lavayssiere &lt;<text:a xlink:type="simple" xlink:href="mailto:master-pc.47@hotmail.fr">master-pc.47@hotmail.fr</text:a>&gt;;</text:p>
      <text:p text:style-name="P1">Guillaume gécé &lt;<text:a xlink:type="simple" xlink:href="mailto:gecebd@gmail.com">gecebd@gmail.com</text:a>&gt;;</text:p>
      <text:p text:style-name="P1"/>
      <text:p text:style-name="P1"/>
      <text:p text:style-name="P2">Issus de zentreprendre.fr</text:p>
      <text:p text:style-name="P1">Joseph Perot</text:p>
      <text:p text:style-name="P1"/>
      <text:p text:style-name="P2">Issus de Arizuka</text:p>
      <text:p text:style-name="P1">Fabrice Carrega &lt;fabrice.carrega@arizuka.com&gt;</text:p>
      <text:p text:style-name="Standard"/>
      <text:p text:style-name="P2">Message type news :</text:p>
      <text:p text:style-name="Standard"/>
      <text:p text:style-name="P1">Bonjour,</text:p>
      <text:p text:style-name="Standard"> </text:p>
      <text:p text:style-name="Standard"><text:span text:style-name="T1">des nouvelles de  </text:span><text:span text:style-name="T1">www.trocabd.com</text:span><text:span text:style-name="T1">.</text:span></text:p>
      <text:p text:style-name="Standard"> </text:p>
      <text:p text:style-name="Standard"> </text:p>
      <text:p text:style-name="Standard">Vous êtes nombreux à m'avoir fait part de vos préférences de développements.</text:p>
      <text:p text:style-name="Standard"> </text:p>
      <text:p text:style-name="Standard"><text:span text:style-name="Strong_20_Emphasis"><text:span text:style-name="T2">Ajouts de la semaine :</text:span></text:span></text:p>
      <text:p text:style-name="P1">- Création de communautés : J'ai initié une communauté et j'ai invité certains d'entre vous pour tester le principe...</text:p>
      <text:p text:style-name="P1">- Consultation des BD des communautés auxquelles vous appartenez</text:p>
      <text:p text:style-name="Standard">- Ajout d'un lien plus explicite pour consulter la liste des BD depuis la page d'accueil</text:p>
      <text:p text:style-name="Standard"> </text:p>
      <text:p text:style-name="Standard"><text:span text:style-name="Strong_20_Emphasis"><text:span text:style-name="T3">Ajouts à venir : à vous de choisir</text:span></text:span></text:p>
      <text:p text:style-name="P1">- Création de liste de souhaits ?</text:p>
      <text:p text:style-name="P1">- Newsletter ?</text:p>
      <text:p text:style-name="Standard">- Amélioration ecrans de création de troc ?</text:p>
      <text:p text:style-name="Standard">- Refonte graphique ?</text:p>
      <text:p text:style-name="Standard">- Autres idées : à vous de proposer !</text:p>
      <text:p text:style-name="Standard">- .../... </text:p>
      <text:p text:style-name="Standard"> </text:p>
      <text:p text:style-name="Standard">Merci pour vos retours.</text:p>
      <text:p text:style-name="Standard"> </text:p>
      <text:p text:style-name="Standard"><text:soft-page-break/>Pierre.</text:p>
      <text:p text:style-name="Standard"> </text:p>
      <text:p text:style-name="Standard"> </text:p>
      <text:p text:style-name="Standard">PS : Si vous ne voulez plus être informé des nouveautés, faites-le moi savoir par retour de mail.../..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7-04T20:15:48.64</dc:date>
    <meta:editing-cycles>13</meta:editing-cycles>
    <meta:editing-duration>PT43M41S</meta:editing-duration>
    <meta:document-statistic meta:table-count="0" meta:image-count="0" meta:object-count="0" meta:page-count="2" meta:paragraph-count="39" meta:word-count="211" meta:character-count="2109"/>
    <meta:user-defined meta:name="Info 1"/>
    <meta:user-defined meta:name="Info 2"/>
    <meta:user-defined meta:name="Info 3"/>
    <meta:user-defined meta:name="Info 4"/>
  </office:meta>
</office:document-meta>
</file>